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29dc14" officeooo:paragraph-rsid="000f5b5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9dc14" officeooo:paragraph-rsid="000f5b5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b3d3" officeooo:paragraph-rsid="0010b3d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b3d3" officeooo:paragraph-rsid="0014c4d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56a6" officeooo:paragraph-rsid="0011eac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eacb" officeooo:paragraph-rsid="0011eacb" style:font-weight-asian="normal" style:font-weight-complex="normal"/>
    </style:style>
    <style:style style:name="P7" style:family="paragraph" style:parent-style-name="Standard">
      <style:text-properties officeooo:paragraph-rsid="0011eacb"/>
    </style:style>
    <style:style style:name="P8" style:family="paragraph" style:parent-style-name="Standard">
      <style:text-properties officeooo:paragraph-rsid="0014c4d3"/>
    </style:style>
    <style:style style:name="P9" style:family="paragraph" style:parent-style-name="Table_20_Contents">
      <style:paragraph-properties fo:text-align="start" style:justify-single-word="false"/>
      <style:text-properties officeooo:rsid="0011eacb" officeooo:paragraph-rsid="0011eacb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0b3d3" officeooo:paragraph-rsid="0014c4d3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82cfa" officeooo:paragraph-rsid="00182cfa" style:font-weight-asian="normal" style:font-weight-complex="normal"/>
    </style:style>
    <style:style style:name="T1" style:family="text">
      <style:text-properties officeooo:rsid="001128d2"/>
    </style:style>
    <style:style style:name="T2" style:family="text">
      <style:text-properties officeooo:rsid="0014c4d3"/>
    </style:style>
    <style:style style:name="T3" style:family="text">
      <style:text-properties style:text-position="super 58%" officeooo:rsid="0014c4d3"/>
    </style:style>
    <style:style style:name="T4" style:family="text">
      <style:text-properties fo:font-weight="bold" officeooo:rsid="0014c4d3" style:font-weight-asian="bold" style:font-weight-complex="bold"/>
    </style:style>
    <style:style style:name="T5" style:family="text">
      <style:text-properties officeooo:rsid="0016604a"/>
    </style:style>
    <style:style style:name="T6" style:family="text">
      <style:text-properties officeooo:rsid="0016e2c5"/>
    </style:style>
    <style:style style:name="T7" style:family="text">
      <style:text-properties officeooo:rsid="0019e31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 754 representation</text:p>
      <text:p text:style-name="P2"/>
      <text:p text:style-name="P3">The non regularity in representation of successive floating point numbers</text:p>
      <text:p text:style-name="P4"><text:span text:style-name="T2">The difference between two successive floating point numbers do not vary regularly. This is b</text:span>ecause there are a finite amount of bits to represent the fractional part of floating point numbers. <text:span text:style-name="T2">A</text:span>s the numbers become larger, <text:span text:style-name="T6">the finite mantissa approximates the large number by assuming zeroes to the least significant places.</text:span></text:p>
      <text:p text:style-name="P4"><text:span text:style-name="T4">Example:</text:span><text:span text:style-name="T2"> The largest and 2</text:span><text:span text:style-name="T3">nd</text:span><text:span text:style-name="T2"> largest number representable in a single precision floating point representation </text:span><text:span text:style-name="T5">and the difference between them </text:span><text:span text:style-name="T2">are </text:span><text:span text:style-name="T5">as </text:span><text:span text:style-name="T2">below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1111110</text:p>
          </table:table-cell>
          <table:table-cell table:style-name="Table1.C1" office:value-type="string">
            <text:p text:style-name="P9">11111111111111111111111</text:p>
          </table:table-cell>
        </table:table-row>
      </table:table>
      <text:p text:style-name="P5"><draw:frame draw:style-name="fr1" draw:name="Object2" text:anchor-type="as-char" svg:y="-0.35in" svg:width="5.289in" svg:height="0.652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1111110</text:p>
          </table:table-cell>
          <table:table-cell table:style-name="Table2.C1" office:value-type="string">
            <text:p text:style-name="P9">11111111111111111111110</text:p>
          </table:table-cell>
        </table:table-row>
      </table:table>
      <text:p text:style-name="P7"><draw:frame draw:style-name="fr1" draw:name="Object3" text:anchor-type="as-char" svg:y="-0.35in" svg:width="5.2929in" svg:height="0.652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8"><text:span text:style-name="T2">The difference between them is </text:span><text:span text:style-name="T2"><draw:frame draw:style-name="fr1" draw:name="Object4" text:anchor-type="as-char" svg:y="-0.172in" svg:width="0.3161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list xml:id="list5151098271" text:style-name="L1">
        <text:list-item>
          <text:p text:style-name="P11">The difference between any two successive numbers which can be represented with the same exponent, e, is constant.</text:p>
        </text:list-item>
        <text:list-item>
          <text:p text:style-name="P11">There is a jump in the difference between successive numbers <text:span text:style-name="T7">whose</text:span> exponent greater than e.</text:p>
        </text:list-item>
        <text:list-item>
          <text:p text:style-name="P10"><text:span text:style-name="T1">The largest difference between two successive representations of floating point numbers is </text:span><text:span text:style-name="T1"><draw:frame draw:style-name="fr1" draw:name="Object1" text:anchor-type="as-char" svg:y="-0.1862in" svg:width="0.4in" svg:height="0.222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31T08:57:32</meta:creation-date>
    <dc:date>2013-01-28T19:09:11</dc:date>
    <dc:creator>Kempa </dc:creator>
    <meta:editing-duration>PT24M28S</meta:editing-duration>
    <meta:editing-cycles>9</meta:editing-cycles>
    <meta:generator>LibreOffice/3.6$Linux_x86 LibreOffice_project/360m1$Build-2</meta:generator>
    <meta:document-statistic meta:table-count="2" meta:image-count="0" meta:object-count="4" meta:page-count="1" meta:paragraph-count="16" meta:word-count="146" meta:character-count="973" meta:non-whitespace-character-count="838"/>
  </office:meta>
</office:document-meta>
</file>

<file path=Object 1/content.xml><?xml version="1.0" encoding="utf-8"?>
<math xmlns="http://www.w3.org/1998/Math/MathML">
  <semantics>
    <mrow>
      <msup>
        <mn>2</mn>
        <mrow>
          <mrow>
            <msup>
              <mn>2</mn>
              <mi>e</mi>
            </msup>
            <mo stretchy="false">−</mo>
            <mi>m</mi>
          </mrow>
        </mrow>
      </msup>
    </mrow>
    <annotation encoding="StarMath 5.0">2^{2^e - m}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n>1.11111111111111111111111</mn>
                <mo stretchy="false">×</mo>
                <msup>
                  <mn>2</mn>
                  <mrow>
                    <mrow>
                      <mn>254</mn>
                      <mo stretchy="false">−</mo>
                      <mn>127</mn>
                    </mrow>
                  </mrow>
                </msup>
              </mrow>
              <mo stretchy="false">=</mo>
              <mrow>
                <mn>1.11111111111111111111111</mn>
                <mo stretchy="false">×</mo>
                <msup>
                  <mn>2</mn>
                  <mn>127</mn>
                </msup>
              </mrow>
            </mrow>
          </mrow>
        </mtd>
      </mtr>
      <mtr>
        <mtd>
          <mrow>
            <mi/>
            <mtext>=</mtext>
            <mrow>
              <mn>111111111111111111111111</mn>
              <mo stretchy="false">×</mo>
              <msup>
                <mn>2</mn>
                <mn>104</mn>
              </msup>
            </mrow>
          </mrow>
        </mtd>
      </mtr>
      <mtr>
        <mtd>
          <mrow>
            <mi/>
            <mtext>=</mtext>
            <mrow>
              <mrow>
                <mo stretchy="false">(</mo>
                <mrow>
                  <mrow>
                    <msup>
                      <mn>2</mn>
                      <mn>25</mn>
                    </msup>
                    <mo stretchy="false">−</mo>
                    <mn>1</mn>
                  </mrow>
                </mrow>
                <mo stretchy="false">)</mo>
              </mrow>
              <mo stretchy="false">×</mo>
              <msup>
                <mn>2</mn>
                <mn>104</mn>
              </msup>
            </mrow>
          </mrow>
        </mtd>
      </mtr>
    </mtable>
    <annotation encoding="StarMath 5.0">alignl 1.11111111111111111111111 times 2^{254 - 127} = 1.11111111111111111111111 times 2^127 newline 
~~~~~~~~~~~~~~~~~~~~~~~~~~~~~~~~~~~~~~~~"=" 111111111111111111111111 times 2^104 newline ~~~~~~~~~~~~~~~~~~"=" (2^25 - 1) times 2^104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n>1.11111111111111111111110</mn>
                <mo stretchy="false">×</mo>
                <msup>
                  <mn>2</mn>
                  <mrow>
                    <mrow>
                      <mn>254</mn>
                      <mo stretchy="false">−</mo>
                      <mn>127</mn>
                    </mrow>
                  </mrow>
                </msup>
              </mrow>
              <mo stretchy="false">=</mo>
              <mrow>
                <mn>1.11111111111111111111110</mn>
                <mo stretchy="false">×</mo>
                <msup>
                  <mn>2</mn>
                  <mn>127</mn>
                </msup>
              </mrow>
            </mrow>
          </mrow>
        </mtd>
      </mtr>
      <mtr>
        <mtd>
          <mrow>
            <mi/>
            <mtext>=</mtext>
            <mrow>
              <mn>11111111111111111111111</mn>
              <mo stretchy="false">×</mo>
              <msup>
                <mn>2</mn>
                <mn>105</mn>
              </msup>
            </mrow>
          </mrow>
        </mtd>
      </mtr>
      <mtr>
        <mtd>
          <mrow>
            <mi/>
            <mtext>=</mtext>
            <mrow>
              <mrow>
                <mrow>
                  <mo stretchy="false">(</mo>
                  <mrow>
                    <mrow>
                      <msup>
                        <mn>2</mn>
                        <mn>24</mn>
                      </msup>
                      <mo stretchy="false">−</mo>
                      <mn>1</mn>
                    </mrow>
                  </mrow>
                  <mo stretchy="false">)</mo>
                </mrow>
                <mo stretchy="false">×</mo>
                <msup>
                  <mn>2</mn>
                  <mn>105</mn>
                </msup>
              </mrow>
              <mo stretchy="false">=</mo>
              <mrow>
                <msup>
                  <mn>2</mn>
                  <mn>25</mn>
                </msup>
                <mo stretchy="false">−</mo>
                <mrow>
                  <mn>2</mn>
                  <mo stretchy="false">×</mo>
                  <msup>
                    <mn>2</mn>
                    <mn>104</mn>
                  </msup>
                </mrow>
              </mrow>
            </mrow>
          </mrow>
        </mtd>
      </mtr>
    </mtable>
    <annotation encoding="StarMath 5.0">alignl 1.11111111111111111111110 times 2^{254 - 127} = 1.11111111111111111111110 times 2^127 newline 
alignl ~~~~~~~~~~~~~~~~~~~~~~~~~~~~~~~~~~~~~~~~"=" 11111111111111111111111 times 2^105 newline 
alignl ~~~~~~~~~~~~~~~~~~~~~~~~~~~~~~~~~~~~~~~~"=" (2^24 - 1) times 2^105 = 2^25 - 2 times 2^104</annotation>
  </semantics>
</math>
</file>

<file path=Object 4/content.xml><?xml version="1.0" encoding="utf-8"?>
<math xmlns="http://www.w3.org/1998/Math/MathML">
  <semantics>
    <mrow>
      <msup>
        <mn>2</mn>
        <mn>104</mn>
      </msup>
    </mrow>
    <annotation encoding="StarMath 5.0">2^104</annotation>
  </semantics>
</math>
</file>